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shakeInterceptorChainTests.applyAfterHandshak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shakeInterceptorChainTests.applyBeforeHandshakeWithFalse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ndshakeInterceptorChainTests.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